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15.221cm" fo:margin-top="0cm" fo:margin-bottom="0cm" table:align="center" style:writing-mode="lr-tb"/>
    </style:style>
    <style:style style:name="表格1.A" style:family="table-column">
      <style:table-column-properties style:column-width="4.916cm"/>
    </style:style>
    <style:style style:name="表格1.B" style:family="table-column">
      <style:table-column-properties style:column-width="1.776cm"/>
    </style:style>
    <style:style style:name="表格1.C" style:family="table-column">
      <style:table-column-properties style:column-width="5.472cm"/>
    </style:style>
    <style:style style:name="表格1.D" style:family="table-column">
      <style:table-column-properties style:column-width="3.055cm"/>
    </style:style>
    <style:style style:name="表格1.1" style:family="table-row">
      <style:table-row-properties style:min-row-height="1.958cm" fo:keep-together="always"/>
    </style:style>
    <style:style style:name="表格1.A1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a" fo:border-right="0.5pt solid #00000a" fo:border-top="1.5pt double #00000a" fo:border-bottom="0.5pt solid #00000a"/>
    </style:style>
    <style:style style:name="表格1.B1" style:family="table-cell">
      <style:table-cell-properties style:vertical-align="middle" style:border-line-width-top="0.018cm 0.018cm 0.018cm" style:border-line-width-bottom="0.018cm 0.018cm 0.018cm" fo:padding-left="0.191cm" fo:padding-right="0.191cm" fo:padding-top="0cm" fo:padding-bottom="0cm" fo:border-left="0.5pt solid #00000a" fo:border-right="none" fo:border-top="1.5pt double #00000a" fo:border-bottom="1.5pt double #00000a" style:writing-mode="tb-rl"/>
    </style:style>
    <style:style style:name="表格1.C1" style:family="table-cell">
      <style:table-cell-properties style:vertical-align="middle" style:border-line-width-top="0.018cm 0.018cm 0.018cm" fo:padding-left="0.191cm" fo:padding-right="0.191cm" fo:padding-top="0cm" fo:padding-bottom="0cm" fo:border-left="none" fo:border-right="0.5pt solid #00000a" fo:border-top="1.5pt double #00000a" fo:border-bottom="none" style:writing-mode="tb-rl"/>
    </style:style>
    <style:style style:name="表格1.D1" style:family="table-cell">
      <style:table-cell-properties style:vertical-align="middle" style:border-line-width-right="0.018cm 0.018cm 0.018cm" style:border-line-width-top="0.018cm 0.018cm 0.018cm" style:border-line-width-bottom="0.018cm 0.018cm 0.018cm" fo:padding-left="0.191cm" fo:padding-right="0.191cm" fo:padding-top="0cm" fo:padding-bottom="0cm" fo:border-left="0.5pt solid #00000a" fo:border-right="1.5pt double #00000a" fo:border-top="1.5pt double #00000a" fo:border-bottom="1.5pt double #00000a" style:writing-mode="tb-rl"/>
    </style:style>
    <style:style style:name="表格1.2" style:family="table-row">
      <style:table-row-properties style:min-row-height="4.311cm" fo:keep-together="auto"/>
    </style:style>
    <style:style style:name="表格1.A2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a" fo:border-right="0.5pt solid #00000a" fo:border-top="0.5pt solid #00000a" fo:border-bottom="0.5pt solid #00000a" style:writing-mode="lr-tb"/>
    </style:style>
    <style:style style:name="表格1.B2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a" fo:border-right="none" fo:border-top="none" fo:border-bottom="1.5pt double #00000a" style:writing-mode="tb-rl"/>
    </style:style>
    <style:style style:name="表格1.C2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none" style:writing-mode="tb-rl"/>
    </style:style>
    <style:style style:name="表格1.D2" style:family="table-cell">
      <style:table-cell-properties style:vertical-align="middle" style:border-line-width-right="0.018cm 0.018cm 0.018cm" style:border-line-width-top="0.018cm 0.018cm 0.018cm" style:border-line-width-bottom="0.018cm 0.018cm 0.018cm" fo:padding-left="0.191cm" fo:padding-right="0.191cm" fo:padding-top="0cm" fo:padding-bottom="0cm" fo:border-left="0.5pt solid #00000a" fo:border-right="1.5pt double #00000a" fo:border-top="1.5pt double #00000a" fo:border-bottom="1.5pt double #00000a"/>
    </style:style>
    <style:style style:name="表格1.3" style:family="table-row">
      <style:table-row-properties style:min-row-height="5.674cm" fo:keep-together="auto"/>
    </style:style>
    <style:style style:name="表格1.A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a" fo:border-right="0.5pt solid #00000a" fo:border-top="0.5pt solid #00000a" fo:border-bottom="0.5pt solid #00000a"/>
    </style:style>
    <style:style style:name="表格1.C3" style:family="table-cell">
      <style:table-cell-properties style:vertical-align="middle" style:border-line-width-bottom="0.018cm 0.018cm 0.018cm" fo:padding-left="0.191cm" fo:padding-right="0.191cm" fo:padding-top="0cm" fo:padding-bottom="0cm" fo:border-left="none" fo:border-right="0.5pt solid #00000a" fo:border-top="none" fo:border-bottom="1.5pt double #00000a" style:writing-mode="tb-rl"/>
    </style:style>
    <style:style style:name="表格1.D3" style:family="table-cell">
      <style:table-cell-properties style:vertical-align="middle" style:border-line-width-right="0.018cm 0.018cm 0.018cm" style:border-line-width-top="0.018cm 0.018cm 0.018cm" style:border-line-width-bottom="0.018cm 0.018cm 0.018cm" fo:padding-left="0.191cm" fo:padding-right="0.191cm" fo:padding-top="0cm" fo:padding-bottom="0cm" fo:border-left="0.5pt solid #00000a" fo:border-right="1.5pt double #00000a" fo:border-top="1.5pt double #00000a" fo:border-bottom="1.5pt double #00000a"/>
    </style:style>
    <style:style style:name="表格1.4" style:family="table-row">
      <style:table-row-properties style:min-row-height="1.706cm" fo:keep-together="auto"/>
    </style:style>
    <style:style style:name="表格1.A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a" fo:border-right="0.5pt solid #00000a" fo:border-top="0.5pt solid #00000a" fo:border-bottom="0.5pt solid #00000a"/>
    </style:style>
    <style:style style:name="表格1.B4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a" fo:border-right="none" fo:border-top="none" fo:border-bottom="1.5pt double #00000a"/>
    </style:style>
    <style:style style:name="表格1.C4" style:family="table-cell">
      <style:table-cell-properties style:vertical-align="middle" style:border-line-width-bottom="0.018cm 0.018cm 0.018cm" fo:padding-left="0.191cm" fo:padding-right="0.191cm" fo:padding-top="0cm" fo:padding-bottom="0cm" fo:border-left="none" fo:border-right="0.5pt solid #00000a" fo:border-top="none" fo:border-bottom="1.5pt double #00000a"/>
    </style:style>
    <style:style style:name="表格1.D4" style:family="table-cell">
      <style:table-cell-properties style:vertical-align="middle" style:border-line-width-right="0.018cm 0.018cm 0.018cm" style:border-line-width-top="0.018cm 0.018cm 0.018cm" style:border-line-width-bottom="0.018cm 0.018cm 0.018cm" fo:padding-left="0.191cm" fo:padding-right="0.191cm" fo:padding-top="0cm" fo:padding-bottom="0cm" fo:border-left="0.5pt solid #00000a" fo:border-right="1.5pt double #00000a" fo:border-top="1.5pt double #00000a" fo:border-bottom="1.5pt double #00000a"/>
    </style:style>
    <style:style style:name="表格1.5" style:family="table-row">
      <style:table-row-properties style:min-row-height="10.102cm" fo:keep-together="auto"/>
    </style:style>
    <style:style style:name="表格1.A5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00000a" fo:border-right="0.5pt solid #00000a" fo:border-top="0.5pt solid #00000a" fo:border-bottom="1.5pt double #00000a" style:writing-mode="lr-tb"/>
    </style:style>
    <style:style style:name="表格1.B5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a" fo:border-right="none" fo:border-top="none" fo:border-bottom="1.5pt double #00000a"/>
    </style:style>
    <style:style style:name="表格1.C5" style:family="table-cell">
      <style:table-cell-properties style:vertical-align="middle" style:border-line-width-bottom="0.018cm 0.018cm 0.018cm" fo:padding-left="0.191cm" fo:padding-right="0.191cm" fo:padding-top="0cm" fo:padding-bottom="0cm" fo:border-left="none" fo:border-right="0.5pt solid #00000a" fo:border-top="none" fo:border-bottom="1.5pt double #00000a"/>
    </style:style>
    <style:style style:name="表格1.D5" style:family="table-cell">
      <style:table-cell-properties style:vertical-align="middle" style:border-line-width-right="0.018cm 0.018cm 0.018cm" style:border-line-width-top="0.018cm 0.018cm 0.018cm" style:border-line-width-bottom="0.018cm 0.018cm 0.018cm" fo:padding-left="0.191cm" fo:padding-right="0.191cm" fo:padding-top="0cm" fo:padding-bottom="0cm" fo:border-left="0.5pt solid #00000a" fo:border-right="1.5pt double #00000a" fo:border-top="1.5pt double #00000a" fo:border-bottom="1.5pt double #00000a"/>
    </style:style>
    <style:style style:name="P1" style:family="paragraph" style:parent-style-name="Standard">
      <style:paragraph-properties fo:text-align="justify" style:justify-single-word="false"/>
      <style:text-properties style:font-name="標楷體" style:font-name-asian="標楷體1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0pt" style:font-name-asian="標楷體1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style:font-name="標楷體" fo:font-size="20pt" style:font-name-asian="標楷體1" style:font-size-asian="20pt" style:font-size-complex="2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.199cm" fo:margin-right="0.199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style:font-name="標楷體" fo:font-size="20pt" style:font-name-asian="標楷體1" style:font-size-asian="20pt" style:font-size-complex="20pt"/>
    </style:style>
    <style:style style:name="P7" style:family="paragraph" style:parent-style-name="Standard" style:master-page-name="Standard">
      <style:paragraph-properties style:page-number="auto"/>
      <style:text-properties style:font-name="標楷體" style:font-name-asian="標楷體1"/>
    </style:style>
    <style:style style:name="T1" style:family="text">
      <style:text-properties style:font-name="標楷體" fo:font-size="20pt" style:font-name-asian="標楷體1" style:font-size-asian="20pt"/>
    </style:style>
    <style:style style:name="T2" style:family="text">
      <style:text-properties style:font-name="標楷體" fo:font-size="20pt" style:font-name-asian="標楷體1" style:font-size-asian="20pt" style:font-size-complex="20pt"/>
    </style:style>
    <style:style style:name="T3" style:family="text">
      <style:text-properties style:font-name="標楷體" fo:font-size="20pt" style:font-name-asian="標楷體1" style:font-size-asian="20pt" style:font-name-complex="新細明體" style:font-size-complex="20pt"/>
    </style:style>
    <style:style style:name="T4" style:family="text">
      <style:text-properties style:font-name="標楷體" fo:font-size="36pt" fo:font-weight="bold" style:font-name-asian="標楷體1" style:font-size-asian="36pt" style:font-weight-asian="bold" style:font-size-complex="36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-content" style:horizontal-pos="center" style:horizontal-rel="page-content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><draw:frame draw:style-name="fr1" draw:name="框架1" text:anchor-type="paragraph" svg:y="0.968cm" svg:width="15.221cm" draw:z-index="0"><draw:text-box fo:min-height="0cm"><table:table table:name="表格1" table:style-name="表格1"><table:table-column table:style-name="表格1.A"/><table:table-column table:style-name="表格1.B"/><table:table-column table:style-name="表格1.C"/><table:table-column table:style-name="表格1.D"/><table:table-row table:style-name="表格1.1"><table:table-cell table:style-name="表格1.A1" office:value-type="string"><text:p text:style-name="P4"><text:span text:style-name="T2">章簽人理代</text:span></text:p></table:table-cell><table:table-cell table:style-name="表格1.B1" table:number-rows-spanned="5" office:value-type="string"><text:p text:style-name="P5"><text:span text:style-name="T2">故無法如期參加工學院院長選舉，擬請 <text:s text:c="15"/>代理投票。</text:span></text:p></table:table-cell><table:table-cell table:style-name="表格1.C1" office:value-type="string"><text:p text:style-name="P5"><text:span text:style-name="T2">茲因</text:span></text:p></table:table-cell><table:table-cell table:style-name="表格1.D1" table:number-rows-spanned="5" office:value-type="string"><text:p text:style-name="P5"><text:span text:style-name="T4"><text:s/></text:span><text:bookmark text:name="_GoBack1"/><text:span text:style-name="T4"><text:s text:c="2"/>委 <text:s text:c="3"/>託 <text:s text:c="3"/>書</text:span><text:span text:style-name="T1"> <text:s text:c="18"/>年 <text:s text:c="3"/>月 <text:s text:c="3"/>日</text:span></text:p></table:table-cell></table:table-row><table:table-row table:style-name="表格1.2"><table:table-cell table:style-name="表格1.A2" table:number-rows-spanned="2" office:value-type="string"><text:p text:style-name="P2"/></table:table-cell><table:covered-table-cell/><table:table-cell table:style-name="表格1.C2" office:value-type="string"><text:p text:style-name="P5"><text:span text:style-name="T2">□</text:span><text:span text:style-name="T3">休假</text:span></text:p><text:p text:style-name="P5"><text:span text:style-name="T2">□</text:span><text:span text:style-name="T3">出國進修 </text:span></text:p><text:p text:style-name="P5"><text:span text:style-name="T2">□</text:span><text:span text:style-name="T3">出國開會</text:span></text:p><text:p text:style-name="P5"><text:span text:style-name="T2">□</text:span><text:span text:style-name="T3">出差</text:span></text:p></table:table-cell><table:covered-table-cell/></table:table-row><table:table-row table:style-name="表格1.3"><table:covered-table-cell/><table:covered-table-cell/><table:table-cell table:style-name="表格1.C3" table:number-rows-spanned="3" office:value-type="string"><text:p text:style-name="P5"><text:span text:style-name="T2"><text:s text:c="2"/>自 <text:s text:c="2"/>年 <text:s text:c="2"/>月 <text:s text:c="2"/>日起至 <text:s text:c="2"/>年 <text:s text:c="2"/>月 <text:s text:c="2"/>日止，</text:span></text:p></table:table-cell><table:covered-table-cell/></table:table-row><table:table-row table:style-name="表格1.4"><table:table-cell table:style-name="表格1.A4" office:value-type="string"><text:p text:style-name="P4"><text:span text:style-name="T2">章簽人請申</text:span></text:p></table:table-cell><table:covered-table-cell/><table:covered-table-cell/><table:covered-table-cell/></table:table-row><table:table-row table:style-name="表格1.5"><table:table-cell table:style-name="表格1.A5" office:value-type="string"><text:p text:style-name="P3"/></table:table-cell><table:covered-table-cell/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chuang</meta:initial-creator>
    <dc:creator>ichichuang</dc:creator>
    <meta:editing-cycles>12</meta:editing-cycles>
    <meta:creation-date>2012-02-29T09:06:00</meta:creation-date>
    <dc:date>2012-03-01T07:28:00</dc:date>
    <meta:editing-duration>PT1H18M</meta:editing-duration>
    <meta:generator>LibreOffice/5.1.4.2$Windows_x86 LibreOffice_project/f99d75f39f1c57ebdd7ffc5f42867c12031db97a</meta:generator>
    <meta:document-statistic meta:table-count="1" meta:image-count="0" meta:object-count="0" meta:page-count="1" meta:paragraph-count="10" meta:word-count="67" meta:character-count="142" meta:non-whitespace-character-count="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